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41.7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Thresho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hauteur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04037" calcext:value-type="float">
            <text:p>0.004037</text:p>
          </table:table-cell>
          <table:table-cell office:value-type="float" office:value="8079" calcext:value-type="float">
            <text:p>8079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000402" calcext:value-type="float">
            <text:p>0.000402</text:p>
          </table:table-cell>
          <table:table-cell office:value-type="float" office:value="7036" calcext:value-type="float">
            <text:p>7036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.000361" calcext:value-type="float">
            <text:p>0.000361</text:p>
          </table:table-cell>
          <table:table-cell office:value-type="float" office:value="6702" calcext:value-type="float">
            <text:p>6702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.000395" calcext:value-type="float">
            <text:p>0.000395</text:p>
          </table:table-cell>
          <table:table-cell office:value-type="float" office:value="7014" calcext:value-type="float">
            <text:p>7014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003513" calcext:value-type="float">
            <text:p>0.003513</text:p>
          </table:table-cell>
          <table:table-cell office:value-type="float" office:value="6694" calcext:value-type="float">
            <text:p>6694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.000401" calcext:value-type="float">
            <text:p>0.000401</text:p>
          </table:table-cell>
          <table:table-cell office:value-type="float" office:value="5877" calcext:value-type="float">
            <text:p>5877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0.003699" calcext:value-type="float">
            <text:p>0.003699</text:p>
          </table:table-cell>
          <table:table-cell office:value-type="float" office:value="6389" calcext:value-type="float">
            <text:p>6389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6916" calcext:value-type="float">
            <text:p>6916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0.003487" calcext:value-type="float">
            <text:p>0.003487</text:p>
          </table:table-cell>
          <table:table-cell office:value-type="float" office:value="7357" calcext:value-type="float">
            <text:p>7357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00411" calcext:value-type="float">
            <text:p>0.000411</text:p>
          </table:table-cell>
          <table:table-cell office:value-type="float" office:value="6709" calcext:value-type="float">
            <text:p>6709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.074134" calcext:value-type="float">
            <text:p>0.074134</text:p>
          </table:table-cell>
          <table:table-cell office:value-type="float" office:value="85711" calcext:value-type="float">
            <text:p>85711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0.069482" calcext:value-type="float">
            <text:p>0.069482</text:p>
          </table:table-cell>
          <table:table-cell office:value-type="float" office:value="82466" calcext:value-type="float">
            <text:p>82466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0.06977" calcext:value-type="float">
            <text:p>0.06977</text:p>
          </table:table-cell>
          <table:table-cell office:value-type="float" office:value="85822" calcext:value-type="float">
            <text:p>85822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.073628" calcext:value-type="float">
            <text:p>0.073628</text:p>
          </table:table-cell>
          <table:table-cell office:value-type="float" office:value="80551" calcext:value-type="float">
            <text:p>80551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0.076716" calcext:value-type="float">
            <text:p>0.076716</text:p>
          </table:table-cell>
          <table:table-cell office:value-type="float" office:value="81583" calcext:value-type="float">
            <text:p>81583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0.072443" calcext:value-type="float">
            <text:p>0.072443</text:p>
          </table:table-cell>
          <table:table-cell office:value-type="float" office:value="83579" calcext:value-type="float">
            <text:p>83579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office:value-type="float" office:value="0.067373" calcext:value-type="float">
            <text:p>0.067373</text:p>
          </table:table-cell>
          <table:table-cell office:value-type="float" office:value="87551" calcext:value-type="float">
            <text:p>87551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0.068922" calcext:value-type="float">
            <text:p>0.068922</text:p>
          </table:table-cell>
          <table:table-cell office:value-type="float" office:value="83041" calcext:value-type="float">
            <text:p>83041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0.007594" calcext:value-type="float">
            <text:p>0.007594</text:p>
          </table:table-cell>
          <table:table-cell office:value-type="float" office:value="86991" calcext:value-type="float">
            <text:p>86991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008895" calcext:value-type="float">
            <text:p>0.008895</text:p>
          </table:table-cell>
          <table:table-cell office:value-type="float" office:value="87390" calcext:value-type="float">
            <text:p>87390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267886" calcext:value-type="float">
            <text:p>0.267886</text:p>
          </table:table-cell>
          <table:table-cell office:value-type="float" office:value="255039" calcext:value-type="float">
            <text:p>255039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0.26689" calcext:value-type="float">
            <text:p>0.26689</text:p>
          </table:table-cell>
          <table:table-cell office:value-type="float" office:value="255717" calcext:value-type="float">
            <text:p>255717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0.261868" calcext:value-type="float">
            <text:p>0.261868</text:p>
          </table:table-cell>
          <table:table-cell office:value-type="float" office:value="246725" calcext:value-type="float">
            <text:p>246725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.284499" calcext:value-type="float">
            <text:p>0.284499</text:p>
          </table:table-cell>
          <table:table-cell office:value-type="float" office:value="241650" calcext:value-type="float">
            <text:p>241650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0.035079" calcext:value-type="float">
            <text:p>0.035079</text:p>
          </table:table-cell>
          <table:table-cell office:value-type="float" office:value="254824" calcext:value-type="float">
            <text:p>254824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0.033981" calcext:value-type="float">
            <text:p>0.033981</text:p>
          </table:table-cell>
          <table:table-cell office:value-type="float" office:value="253462" calcext:value-type="float">
            <text:p>253462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0.255545" calcext:value-type="float">
            <text:p>0.255545</text:p>
          </table:table-cell>
          <table:table-cell office:value-type="float" office:value="256303" calcext:value-type="float">
            <text:p>256303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0.25087" calcext:value-type="float">
            <text:p>0.25087</text:p>
          </table:table-cell>
          <table:table-cell office:value-type="float" office:value="234155" calcext:value-type="float">
            <text:p>234155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0.253343" calcext:value-type="float">
            <text:p>0.253343</text:p>
          </table:table-cell>
          <table:table-cell office:value-type="float" office:value="255893" calcext:value-type="float">
            <text:p>255893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35022" calcext:value-type="float">
            <text:p>0.035022</text:p>
          </table:table-cell>
          <table:table-cell office:value-type="float" office:value="251592" calcext:value-type="float">
            <text:p>251592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5.830211" calcext:value-type="float">
            <text:p>5.830211</text:p>
          </table:table-cell>
          <table:table-cell office:value-type="float" office:value="2961721" calcext:value-type="float">
            <text:p>2961721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office:value-type="float" office:value="5.980483" calcext:value-type="float">
            <text:p>5.980483</text:p>
          </table:table-cell>
          <table:table-cell office:value-type="float" office:value="2898007" calcext:value-type="float">
            <text:p>2898007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float" office:value="1.003356" calcext:value-type="float">
            <text:p>1.003356</text:p>
          </table:table-cell>
          <table:table-cell office:value-type="float" office:value="2884233" calcext:value-type="float">
            <text:p>2884233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0.936122" calcext:value-type="float">
            <text:p>0.936122</text:p>
          </table:table-cell>
          <table:table-cell office:value-type="float" office:value="2953004" calcext:value-type="float">
            <text:p>2953004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6.115637" calcext:value-type="float">
            <text:p>6.115637</text:p>
          </table:table-cell>
          <table:table-cell office:value-type="float" office:value="2882347" calcext:value-type="float">
            <text:p>2882347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6.954131" calcext:value-type="float">
            <text:p>6.954131</text:p>
          </table:table-cell>
          <table:table-cell office:value-type="float" office:value="3004949" calcext:value-type="float">
            <text:p>3004949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office:value-type="float" office:value="5.896655" calcext:value-type="float">
            <text:p>5.896655</text:p>
          </table:table-cell>
          <table:table-cell office:value-type="float" office:value="2905702" calcext:value-type="float">
            <text:p>2905702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0.895218" calcext:value-type="float">
            <text:p>0.895218</text:p>
          </table:table-cell>
          <table:table-cell office:value-type="float" office:value="2939306" calcext:value-type="float">
            <text:p>2939306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office:value-type="float" office:value="6.917366" calcext:value-type="float">
            <text:p>6.917366</text:p>
          </table:table-cell>
          <table:table-cell office:value-type="float" office:value="2972946" calcext:value-type="float">
            <text:p>2972946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6.058631" calcext:value-type="float">
            <text:p>6.058631</text:p>
          </table:table-cell>
          <table:table-cell office:value-type="float" office:value="2876567" calcext:value-type="float">
            <text:p>2876567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3.838609" calcext:value-type="float">
            <text:p>23.838609</text:p>
          </table:table-cell>
          <table:table-cell office:value-type="float" office:value="8365721" calcext:value-type="float">
            <text:p>8365721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24.700601" calcext:value-type="float">
            <text:p>24.700601</text:p>
          </table:table-cell>
          <table:table-cell office:value-type="float" office:value="8632583" calcext:value-type="float">
            <text:p>8632583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23.059046" calcext:value-type="float">
            <text:p>23.059046</text:p>
          </table:table-cell>
          <table:table-cell office:value-type="float" office:value="8350478" calcext:value-type="float">
            <text:p>8350478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24.313627" calcext:value-type="float">
            <text:p>24.313627</text:p>
          </table:table-cell>
          <table:table-cell office:value-type="float" office:value="8304658" calcext:value-type="float">
            <text:p>8304658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25.929127" calcext:value-type="float">
            <text:p>25.929127</text:p>
          </table:table-cell>
          <table:table-cell office:value-type="float" office:value="8368331" calcext:value-type="float">
            <text:p>8368331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float" office:value="23.356024" calcext:value-type="float">
            <text:p>23.356024</text:p>
          </table:table-cell>
          <table:table-cell office:value-type="float" office:value="8317190" calcext:value-type="float">
            <text:p>8317190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10000" calcext:value-type="float">
            <text:p>10000</text:p>
          </table:table-cell>
          <table:table-cell office:value-type="float" office:value="7" calcext:value-type="float">
            <text:p>7</text:p>
          </table:table-cell>
          <table:table-cell office:value-type="float" office:value="24.299537" calcext:value-type="float">
            <text:p>24.299537</text:p>
          </table:table-cell>
          <table:table-cell office:value-type="float" office:value="8399171" calcext:value-type="float">
            <text:p>8399171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2.965948" calcext:value-type="float">
            <text:p>22.965948</text:p>
          </table:table-cell>
          <table:table-cell office:value-type="float" office:value="8224456" calcext:value-type="float">
            <text:p>8224456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10000" calcext:value-type="float">
            <text:p>10000</text:p>
          </table:table-cell>
          <table:table-cell office:value-type="float" office:value="9" calcext:value-type="float">
            <text:p>9</text:p>
          </table:table-cell>
          <table:table-cell office:value-type="float" office:value="24.247606" calcext:value-type="float">
            <text:p>24.247606</text:p>
          </table:table-cell>
          <table:table-cell office:value-type="float" office:value="8335617" calcext:value-type="float">
            <text:p>8335617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4.129869" calcext:value-type="float">
            <text:p>4.129869</text:p>
          </table:table-cell>
          <table:table-cell office:value-type="float" office:value="8274224" calcext:value-type="float">
            <text:p>8274224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313.593562" calcext:value-type="float">
            <text:p>313.593562</text:p>
          </table:table-cell>
          <table:table-cell office:value-type="float" office:value="31544833" calcext:value-type="float">
            <text:p>31544833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float" office:value="54.988642" calcext:value-type="float">
            <text:p>54.988642</text:p>
          </table:table-cell>
          <table:table-cell office:value-type="float" office:value="31180393" calcext:value-type="float">
            <text:p>31180393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50000" calcext:value-type="float">
            <text:p>50000</text:p>
          </table:table-cell>
          <table:table-cell office:value-type="float" office:value="3" calcext:value-type="float">
            <text:p>3</text:p>
          </table:table-cell>
          <table:table-cell office:value-type="float" office:value="55.78741" calcext:value-type="float">
            <text:p>55.78741</text:p>
          </table:table-cell>
          <table:table-cell office:value-type="float" office:value="31049398" calcext:value-type="float">
            <text:p>31049398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office:value-type="float" office:value="55.898568" calcext:value-type="float">
            <text:p>55.898568</text:p>
          </table:table-cell>
          <table:table-cell office:value-type="float" office:value="30867409" calcext:value-type="float">
            <text:p>30867409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50000" calcext:value-type="float">
            <text:p>50000</text:p>
          </table:table-cell>
          <table:table-cell office:value-type="float" office:value="5" calcext:value-type="float">
            <text:p>5</text:p>
          </table:table-cell>
          <table:table-cell office:value-type="float" office:value="54.371392" calcext:value-type="float">
            <text:p>54.371392</text:p>
          </table:table-cell>
          <table:table-cell office:value-type="float" office:value="31332277" calcext:value-type="float">
            <text:p>31332277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50000" calcext:value-type="float">
            <text:p>50000</text:p>
          </table:table-cell>
          <table:table-cell office:value-type="float" office:value="6" calcext:value-type="float">
            <text:p>6</text:p>
          </table:table-cell>
          <table:table-cell office:value-type="float" office:value="348.96241" calcext:value-type="float">
            <text:p>348.96241</text:p>
          </table:table-cell>
          <table:table-cell office:value-type="float" office:value="30704786" calcext:value-type="float">
            <text:p>30704786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50000" calcext:value-type="float">
            <text:p>50000</text:p>
          </table:table-cell>
          <table:table-cell office:value-type="float" office:value="7" calcext:value-type="float">
            <text:p>7</text:p>
          </table:table-cell>
          <table:table-cell office:value-type="float" office:value="57.442439" calcext:value-type="float">
            <text:p>57.442439</text:p>
          </table:table-cell>
          <table:table-cell office:value-type="float" office:value="31104039" calcext:value-type="float">
            <text:p>31104039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50000" calcext:value-type="float">
            <text:p>50000</text:p>
          </table:table-cell>
          <table:table-cell office:value-type="float" office:value="8" calcext:value-type="float">
            <text:p>8</text:p>
          </table:table-cell>
          <table:table-cell office:value-type="float" office:value="321.544099" calcext:value-type="float">
            <text:p>321.544099</text:p>
          </table:table-cell>
          <table:table-cell office:value-type="float" office:value="31132321" calcext:value-type="float">
            <text:p>31132321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50000" calcext:value-type="float">
            <text:p>50000</text:p>
          </table:table-cell>
          <table:table-cell office:value-type="float" office:value="9" calcext:value-type="float">
            <text:p>9</text:p>
          </table:table-cell>
          <table:table-cell office:value-type="float" office:value="314.175949" calcext:value-type="float">
            <text:p>314.175949</text:p>
          </table:table-cell>
          <table:table-cell office:value-type="float" office:value="30909555" calcext:value-type="float">
            <text:p>30909555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office:value-type="float" office:value="321.388523" calcext:value-type="float">
            <text:p>321.388523</text:p>
          </table:table-cell>
          <table:table-cell office:value-type="float" office:value="31080889" calcext:value-type="float">
            <text:p>31080889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321.948097" calcext:value-type="float">
            <text:p>1321.948097</text:p>
          </table:table-cell>
          <table:table-cell office:value-type="float" office:value="47495136" calcext:value-type="float">
            <text:p>47495136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100000" calcext:value-type="float">
            <text:p>100000</text:p>
          </table:table-cell>
          <table:table-cell office:value-type="float" office:value="2" calcext:value-type="float">
            <text:p>2</text:p>
          </table:table-cell>
          <table:table-cell office:value-type="float" office:value="1244.883878" calcext:value-type="float">
            <text:p>1244.883878</text:p>
          </table:table-cell>
          <table:table-cell office:value-type="float" office:value="49618066" calcext:value-type="float">
            <text:p>49618066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 office:value-type="float" office:value="1310.408798" calcext:value-type="float">
            <text:p>1310.408798</text:p>
          </table:table-cell>
          <table:table-cell office:value-type="float" office:value="47502190" calcext:value-type="float">
            <text:p>47502190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office:value-type="float" office:value="1361.693776" calcext:value-type="float">
            <text:p>1361.693776</text:p>
          </table:table-cell>
          <table:table-cell office:value-type="float" office:value="47314085" calcext:value-type="float">
            <text:p>47314085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office:value-type="float" office:value="1381.088259" calcext:value-type="float">
            <text:p>1381.088259</text:p>
          </table:table-cell>
          <table:table-cell office:value-type="float" office:value="48118202" calcext:value-type="float">
            <text:p>48118202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100000" calcext:value-type="float">
            <text:p>100000</text:p>
          </table:table-cell>
          <table:table-cell office:value-type="float" office:value="6" calcext:value-type="float">
            <text:p>6</text:p>
          </table:table-cell>
          <table:table-cell office:value-type="float" office:value="1278.295067" calcext:value-type="float">
            <text:p>1278.295067</text:p>
          </table:table-cell>
          <table:table-cell office:value-type="float" office:value="47897125" calcext:value-type="float">
            <text:p>47897125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100000" calcext:value-type="float">
            <text:p>100000</text:p>
          </table:table-cell>
          <table:table-cell office:value-type="float" office:value="7" calcext:value-type="float">
            <text:p>7</text:p>
          </table:table-cell>
          <table:table-cell office:value-type="float" office:value="1256.90924" calcext:value-type="float">
            <text:p>1256.90924</text:p>
          </table:table-cell>
          <table:table-cell office:value-type="float" office:value="47549713" calcext:value-type="float">
            <text:p>47549713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office:value-type="float" office:value="1245.339078" calcext:value-type="float">
            <text:p>1245.339078</text:p>
          </table:table-cell>
          <table:table-cell office:value-type="float" office:value="47351460" calcext:value-type="float">
            <text:p>47351460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100000" calcext:value-type="float">
            <text:p>100000</text:p>
          </table:table-cell>
          <table:table-cell office:value-type="float" office:value="9" calcext:value-type="float">
            <text:p>9</text:p>
          </table:table-cell>
          <table:table-cell office:value-type="float" office:value="1249.769784" calcext:value-type="float">
            <text:p>1249.769784</text:p>
          </table:table-cell>
          <table:table-cell office:value-type="float" office:value="47708115" calcext:value-type="float">
            <text:p>47708115</text:p>
          </table:table-cell>
        </table:table-row>
        <table:table-row table:style-name="ro1">
          <table:table-cell office:value-type="string" calcext:value-type="string">
            <text:p>progdyn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251.269125" calcext:value-type="float">
            <text:p>1251.269125</text:p>
          </table:table-cell>
          <table:table-cell office:value-type="float" office:value="47023453" calcext:value-type="float">
            <text:p>47023453</text:p>
          </table:table-cell>
        </table:table-row>
      </table:table>
      <table:named-expressions/>
      <table:database-ranges>
        <table:database-range table:name="__Anonymous_Sheet_DB__0" table:target-range-address="resultsThreshold.A1:resultsThreshold.E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6T10:02:25.652902907</dc:date>
    <meta:editing-duration>PT2M35S</meta:editing-duration>
    <meta:editing-cycles>1</meta:editing-cycles>
    <meta:document-statistic meta:table-count="1" meta:cell-count="355" meta:object-count="0"/>
    <meta:generator>LibreOffice/5.4.5.1$Linux_X86_64 LibreOffice_project/40m0$Build-1</meta:generator>
  </office:meta>
</office:document-meta>
</file>